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5.583cm"/>
    </style:style>
    <style:style style:name="co6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ngrediente</text:p>
          </table:table-cell>
          <table:table-cell table:style-name="ce1" office:value-type="string" calcext:value-type="string">
            <text:p>Modificador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Medida</text:p>
          </table:table-cell>
          <table:table-cell table:style-name="ce1" office:value-type="string" calcext:value-type="string">
            <text:p>Medida Exacta (oz)</text:p>
          </table:table-cell>
          <table:table-cell table:style-name="ce1" office:value-type="string" calcext:value-type="string">
            <text:p>Opcional</text:p>
          </table:table-cell>
          <table:table-cell table:style-name="ce1" office:value-type="string" calcext:value-type="string">
            <text:p>Receta</text:p>
          </table:table-cell>
          <table:table-cell table:style-name="ce1" office:value-type="string" calcext:value-type="string">
            <text:p>Categoría</text:p>
          </table:table-cell>
          <table:table-cell table:style-name="ce1" office:value-type="string" calcext:value-type="string">
            <text:p>Subcategoría</text:p>
          </table:table-cell>
        </table:table-row>
        <table:table-row table:style-name="ro1">
          <table:table-cell office:value-type="string" calcext:value-type="string">
            <text:p>frijoles</text:p>
          </table:table-cell>
          <table:table-cell office:value-type="string" calcext:value-type="string">
            <text:p>colorados</text:p>
          </table:table-cell>
          <table:table-cell table:style-name="ce1" office:value-type="float" office:value="0.5" calcext:value-type="float">
            <text:p>0,5</text:p>
          </table:table-cell>
          <table:table-cell office:value-type="string" calcext:value-type="string">
            <text:p>libr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rijoles enchilad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tr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rijoles enchilad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ace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rijoles enchilad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mantec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ijoles enchilad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rijoles enchilad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cebollino</text:p>
          </table:table-cell>
          <table:table-cell office:value-type="string" calcext:value-type="string">
            <text:p>picadi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ijoles enchilad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aj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rijoles enchilad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aji</text:p>
          </table:table-cell>
          <table:table-cell office:value-type="string" calcext:value-type="string">
            <text:p>gr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rijoles enchilad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rijoles enchilad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embutid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ijoles enchilad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pure de tomate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rijoles enchilad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rijoles enchilad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boniat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br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rijoles enchilad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platano</text:p>
          </table:table-cell>
          <table:table-cell office:value-type="string" calcext:value-type="string">
            <text:p>pinton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ijoles enchilad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rijoles enchilad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laurel</text:p>
          </table:table-cell>
          <table:table-cell office:value-type="string" calcext:value-type="string">
            <text:p>ho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rijoles enchilad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culantro</text:p>
          </table:table-cell>
          <table:table-cell office:value-type="string" calcext:value-type="string">
            <text:p>ho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ijoles enchilad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comino</text:p>
          </table:table-cell>
          <table:table-cell office:value-type="string" calcext:value-type="string">
            <text:p>molido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rijoles enchilad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pimienta</text:p>
          </table:table-cell>
          <table:table-cell office:value-type="string" calcext:value-type="string">
            <text:p>molida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rijoles enchilad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salsa pican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ita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rijoles enchilad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vinag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rijoles enchilad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garbanzo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banzos con macarron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arbanzos</text:p>
          </table:table-cell>
        </table:table-row>
        <table:table-row table:style-name="ro1">
          <table:table-cell office:value-type="string" calcext:value-type="string">
            <text:p>judia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banzos con macarron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arbanzos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tr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banzos con macarron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arbanzos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cruda, molida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banzos con macarron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arbanzos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mig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banzos con macarron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arbanzos</text:p>
          </table:table-cell>
        </table:table-row>
        <table:table-row table:style-name="ro1">
          <table:table-cell office:value-type="string" calcext:value-type="string">
            <text:p>huev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banzos con macarron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arbanzos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 office:value-type="string" calcext:value-type="string">
            <text:p>picadita o moli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banzos con macarron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arbanzos</text:p>
          </table:table-cell>
        </table:table-row>
        <table:table-row table:style-name="ro1">
          <table:table-cell office:value-type="string" calcext:value-type="string">
            <text:p>vinag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banzos con macarron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arbanzos</text:p>
          </table:table-cell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ju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banzos con macarron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arbanzos</text:p>
          </table:table-cell>
        </table:table-row>
        <table:table-row table:style-name="ro1">
          <table:table-cell office:value-type="string" calcext:value-type="string">
            <text:p>naranja agri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banzos con macarron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arbanzos</text:p>
          </table:table-cell>
        </table:table-row>
        <table:table-row table:style-name="ro1">
          <table:table-cell office:value-type="string" calcext:value-type="string">
            <text:p>vino sec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banzos con macarron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arbanzos</text:p>
          </table:table-cell>
        </table:table-row>
        <table:table-row table:style-name="ro1">
          <table:table-cell office:value-type="string" calcext:value-type="string">
            <text:p>pimienta</text:p>
          </table:table-cell>
          <table:table-cell office:value-type="string" calcext:value-type="string">
            <text:p>molida</text:p>
          </table:table-cell>
          <table:table-cell table:style-name="ce1" office:value-type="float" office:value="0.25" calcext:value-type="float">
            <text:p>0,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banzos con macarron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arbanzos</text:p>
          </table:table-cell>
        </table:table-row>
        <table:table-row table:style-name="ro1">
          <table:table-cell office:value-type="string" calcext:value-type="string">
            <text:p>aceit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banzos con macarron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arbanzos</text:p>
          </table:table-cell>
        </table:table-row>
        <table:table-row table:style-name="ro1">
          <table:table-cell office:value-type="string" calcext:value-type="string">
            <text:p>mantec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banzos con macarron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arbanzos</text:p>
          </table:table-cell>
        </table:table-row>
        <table:table-row table:style-name="ro1">
          <table:table-cell office:value-type="string" calcext:value-type="string">
            <text:p>enjundia de gallin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banzos con macarron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arbanzos</text:p>
          </table:table-cell>
        </table:table-row>
        <table:table-row table:style-name="ro1">
          <table:table-cell office:value-type="string" calcext:value-type="string">
            <text:p>pure de tom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banzos con macarron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arbanzos</text:p>
          </table:table-cell>
        </table:table-row>
        <table:table-row table:style-name="ro1">
          <table:table-cell office:value-type="string" calcext:value-type="string">
            <text:p>vita nuov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arbanzos con macarron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arbanzos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banzos con macarron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arbanzos</text:p>
          </table:table-cell>
        </table:table-row>
        <table:table-row table:style-name="ro1">
          <table:table-cell office:value-type="string" calcext:value-type="string">
            <text:p>macarro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banzos con macarron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arbanzos</text:p>
          </table:table-cell>
        </table:table-row>
        <table:table-row table:style-name="ro1">
          <table:table-cell office:value-type="string" calcext:value-type="string">
            <text:p>codito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banzos con macarron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arbanzos</text:p>
          </table:table-cell>
        </table:table-row>
        <table:table-row table:style-name="ro1">
          <table:table-cell office:value-type="string" calcext:value-type="string">
            <text:p>berenjena</text:p>
          </table:table-cell>
          <table:table-cell office:value-type="string" calcext:value-type="string">
            <text:p>medi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huev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papa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libr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huev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ace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huev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mantec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so de berenjena con huev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ajo puerr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huev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so de berenjena con huev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pimient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huev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huev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morcilla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so de berenjena con huev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pure de tomate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huev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huev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huev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vinag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huev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piment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huev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pimienta</text:p>
          </table:table-cell>
          <table:table-cell/>
          <table:table-cell office:value-type="float" office:value="1.25" calcext:value-type="float">
            <text:p>1,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huev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oregano</text:p>
          </table:table-cell>
          <table:table-cell/>
          <table:table-cell office:value-type="float" office:value="1.25" calcext:value-type="float">
            <text:p>1,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huev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comino</text:p>
          </table:table-cell>
          <table:table-cell/>
          <table:table-cell office:value-type="float" office:value="1.25" calcext:value-type="float">
            <text:p>1,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huev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laurel</text:p>
          </table:table-cell>
          <table:table-cell office:value-type="string" calcext:value-type="string">
            <text:p>ho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huev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huev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huevo</text:p>
          </table:table-cell>
          <table:table-cell office:value-type="string" calcext:value-type="string">
            <text:p>du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huev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berenjena</text:p>
          </table:table-cell>
          <table:table-cell office:value-type="string" calcext:value-type="string">
            <text:p>gr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pap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papa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libr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pap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pap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pap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ajo puerro</text:p>
          </table:table-cell>
          <table:table-cell office:value-type="string" calcext:value-type="string">
            <text:p>picad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so de berenjena con pap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aji</text:p>
          </table:table-cell>
          <table:table-cell office:value-type="string" calcext:value-type="string">
            <text:p>picad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pap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mantec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pap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ace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so de berenjena con pap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pure de tomate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pap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pap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piment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pap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pimienta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pap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comino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pap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oregano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pap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laurel</text:p>
          </table:table-cell>
          <table:table-cell office:value-type="string" calcext:value-type="string">
            <text:p>ho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pap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vinag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berenjena con pap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pollo</text:p>
          </table:table-cell>
          <table:table-cell office:value-type="string" calcext:value-type="string">
            <text:p>menud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menudos a la jard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ace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menudos a la jard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mantec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so de menudos a la jard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 office:value-type="string" calcext:value-type="string">
            <text:p>gr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menudos a la jard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ajo puerro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uiso de menudos a la jard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cebollino</text:p>
          </table:table-cell>
          <table:table-cell office:value-type="string" calcext:value-type="string">
            <text:p>picadi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uiso de menudos a la jard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aji</text:p>
          </table:table-cell>
          <table:table-cell office:value-type="string" calcext:value-type="string">
            <text:p>chic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menudos a la jard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perejil</text:p>
          </table:table-cell>
          <table:table-cell office:value-type="string" calcext:value-type="string">
            <text:p>picadi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m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menudos a la jard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pure de tomat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menudos a la jard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vinag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menudos a la jard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menudos a la jard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pap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br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menudos a la jard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zanahoria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libr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menudos a la jard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habichuelas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libr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menudos a la jard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vino sec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menudos a la jard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pimienta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menudos a la jard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cilantro</text:p>
          </table:table-cell>
          <table:table-cell office:value-type="string" calcext:value-type="string">
            <text:p>hoj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menudos a la jard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culantro</text:p>
          </table:table-cell>
          <table:table-cell office:value-type="string" calcext:value-type="string">
            <text:p>hoj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so de menudos a la jard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ace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mantec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mantequill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aji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pereji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pure de tomate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pimienta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oregano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comino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laurel</text:p>
          </table:table-cell>
          <table:table-cell office:value-type="string" calcext:value-type="string">
            <text:p>ho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vino sec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vinag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zanahori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br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pap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br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berenjen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chayo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br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huevo</text:p>
          </table:table-cell>
          <table:table-cell office:value-type="string" calcext:value-type="string">
            <text:p>du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so de vegetales con huevo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Guisos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tr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taje mixto (mazluta)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Mixto</text:p>
          </table:table-cell>
        </table:table-row>
        <table:table-row table:style-name="ro1">
          <table:table-cell office:value-type="string" calcext:value-type="string">
            <text:p>garbanzos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taje mixto (mazluta)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Mixto</text:p>
          </table:table-cell>
        </table:table-row>
        <table:table-row table:style-name="ro1">
          <table:table-cell office:value-type="string" calcext:value-type="string">
            <text:p>judias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taje mixto (mazluta)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Mixto</text:p>
          </table:table-cell>
        </table:table-row>
        <table:table-row table:style-name="ro1">
          <table:table-cell office:value-type="string" calcext:value-type="string">
            <text:p>arroz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taje mixto (mazluta)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Mixto</text:p>
          </table:table-cell>
        </table:table-row>
        <table:table-row table:style-name="ro1">
          <table:table-cell office:value-type="string" calcext:value-type="string">
            <text:p>lentejas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taje mixto (mazluta)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Mixto</text:p>
          </table:table-cell>
        </table:table-row>
        <table:table-row table:style-name="ro1">
          <table:table-cell office:value-type="string" calcext:value-type="string">
            <text:p>ace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taje mixto (mazluta)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Mixto</text:p>
          </table:table-cell>
        </table:table-row>
        <table:table-row table:style-name="ro1">
          <table:table-cell office:value-type="string" calcext:value-type="string">
            <text:p>mantec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taje mixto (mazluta)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Mixto</text:p>
          </table:table-cell>
        </table:table-row>
        <table:table-row table:style-name="ro1">
          <table:table-cell office:value-type="string" calcext:value-type="string">
            <text:p>ajo</text:p>
          </table:table-cell>
          <table:table-cell office:value-type="string" calcext:value-type="string">
            <text:p>dientes, machacad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taje mixto (mazluta)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Mixto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 office:value-type="string" calcext:value-type="string">
            <text:p>picad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taje mixto (mazluta)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Mixto</text:p>
          </table:table-cell>
        </table:table-row>
        <table:table-row table:style-name="ro1">
          <table:table-cell office:value-type="string" calcext:value-type="string">
            <text:p>piment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taje mixto (mazluta)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Mixto</text:p>
          </table:table-cell>
        </table:table-row>
        <table:table-row table:style-name="ro1">
          <table:table-cell office:value-type="string" calcext:value-type="string">
            <text:p>pimienta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taje mixto (mazluta)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Mixto</text:p>
          </table:table-cell>
        </table:table-row>
        <table:table-row table:style-name="ro1">
          <table:table-cell office:value-type="string" calcext:value-type="string">
            <text:p>comino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taje mixto (mazluta)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Mixto</text:p>
          </table:table-cell>
        </table:table-row>
        <table:table-row table:style-name="ro1">
          <table:table-cell office:value-type="string" calcext:value-type="string">
            <text:p>laurel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taje mixto (mazluta)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Mixto</text:p>
          </table:table-cell>
        </table:table-row>
        <table:table-row table:style-name="ro1">
          <table:table-cell office:value-type="string" calcext:value-type="string">
            <text:p>hierbabuena</text:p>
          </table:table-cell>
          <table:table-cell office:value-type="string" calcext:value-type="string">
            <text:p>ramita</text:p>
          </table:table-cell>
          <table:table-cell office:value-type="string" calcext:value-type="string">
            <text:p>a gus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taje mixto (mazluta)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Mixto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taje mixto (mazluta)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Mixto</text:p>
          </table:table-cell>
        </table:table-row>
        <table:table-row table:style-name="ro1">
          <table:table-cell office:value-type="string" calcext:value-type="string">
            <text:p>vinag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taje mixto (mazluta)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Mixto</text:p>
          </table:table-cell>
        </table:table-row>
        <table:table-row table:style-name="ro1">
          <table:table-cell office:value-type="string" calcext:value-type="string">
            <text:p>frijoles</text:p>
          </table:table-cell>
          <table:table-cell office:value-type="string" calcext:value-type="string">
            <text:p>cocinados, sazonados, escurrid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udin de frijo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leche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udin de frijo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yogurt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din de frijo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desmenuzad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udin de frijo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huev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udin de frijo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 office:value-type="string" calcext:value-type="string">
            <text:p>cruda, pica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udin de frijo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ace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udin de frijo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mantec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din de frijo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udin de frijo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pimienta</text:p>
          </table:table-cell>
          <table:table-cell office:value-type="string" calcext:value-type="string">
            <text:p>molida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udin de frijo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Frijoles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string" calcext:value-type="string">
            <text:p>maduro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a la mar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tr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a la mar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cei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a la mar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mantec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a la mar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a la mar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jo</text:p>
          </table:table-cell>
          <table:table-cell office:value-type="string" calcext:value-type="string">
            <text:p>d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a la mar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ji</text:p>
          </table:table-cell>
          <table:table-cell office:value-type="string" calcext:value-type="string">
            <text:p>gr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a la mar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erejil</text:p>
          </table:table-cell>
          <table:table-cell office:value-type="string" calcext:value-type="string">
            <text:p>ramita</text:p>
          </table:table-cell>
          <table:table-cell office:value-type="string" calcext:value-type="string">
            <text:p>a gus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opa a la mar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laurel</text:p>
          </table:table-cell>
          <table:table-cell office:value-type="string" calcext:value-type="string">
            <text:p>ho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a la mar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escado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libr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a la mar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a la mar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oregano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a la mar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omino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a la mar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imienta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a la mar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apa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libr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a la mar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vino sec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a la mar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limon</text:p>
          </table:table-cell>
          <table:table-cell office:value-type="string" calcext:value-type="string">
            <text:p>ju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a la mariner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ce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al minut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vita nuov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al minut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litr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al minut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al minut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huevo</text:p>
          </table:table-cell>
          <table:table-cell office:value-type="string" calcext:value-type="string">
            <text:p>du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al minut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totado, rebanad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al minut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alabaza</text:p>
          </table:table-cell>
          <table:table-cell office:value-type="string" calcext:value-type="string">
            <text:p>p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crema de calabaz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ald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crema de calabaz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jalea de lech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ucharada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crema de calabaz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crema de calabaz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imienta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crema de calabaz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mantequill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crema de calabaz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string" calcext:value-type="string">
            <text:p>cruda, moli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crema de col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tr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crema de col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leche</text:p>
          </table:table-cell>
          <table:table-cell office:value-type="string" calcext:value-type="string">
            <text:p>fres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r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crema de col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crema de col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leche condensad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crema de col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crema de col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harina de trig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crema de col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ce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crema de col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mantequ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crema de col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 office:value-type="string" calcext:value-type="string">
            <text:p>sofr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crema de col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jo</text:p>
          </table:table-cell>
          <table:table-cell office:value-type="string" calcext:value-type="string">
            <text:p>d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aj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ce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aj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mantec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de aj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 office:value-type="string" calcext:value-type="string">
            <text:p>hirviend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aj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aj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huev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aj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rebanada, tost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aj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 office:value-type="string" calcext:value-type="string">
            <text:p>picad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opa de arroz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ebollino</text:p>
          </table:table-cell>
          <table:table-cell office:value-type="string" calcext:value-type="string">
            <text:p>picad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opa de arroz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jo puerro</text:p>
          </table:table-cell>
          <table:table-cell office:value-type="string" calcext:value-type="string">
            <text:p>picad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opa de arroz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ce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opa de arroz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mantec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opa de arroz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mantequ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opa de arroz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opa de arroz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opa de arroz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bija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opa de arroz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imenton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opa de arroz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rroz</text:p>
          </table:table-cell>
          <table:table-cell office:value-type="string" calcext:value-type="string">
            <text:p>cru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opa de arroz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 office:value-type="string" calcext:value-type="string">
            <text:p>cortada en ruedit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ceboll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mantequi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ceboll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ald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ceboll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rebanada, tosta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ceboll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string" calcext:value-type="string">
            <text:p>proceso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ceboll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frijoles</text:p>
          </table:table-cell>
          <table:table-cell office:value-type="string" calcext:value-type="string">
            <text:p>cocinados, sazona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frijo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frijo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ald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de frijo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ap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frijo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yuca</text:p>
          </table:table-cell>
          <table:table-cell/>
          <table:table-cell office:value-type="string" calcext:value-type="string">
            <text:p>a gus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opa de frijo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alabaza</text:p>
          </table:table-cell>
          <table:table-cell/>
          <table:table-cell office:value-type="string" calcext:value-type="string">
            <text:p>a gus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opa de frijo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Sopa de frijo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rroz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opa de frijo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opa de frijo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maiz</text:p>
          </table:table-cell>
          <table:table-cell office:value-type="string" calcext:value-type="string">
            <text:p>mazorc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maiz tiern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tr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maiz tiern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maiz tiern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maiz tiern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ce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maiz tiern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mantec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de maiz tiern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maiz tiern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lech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maiz tiern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huevo</text:p>
          </table:table-cell>
          <table:table-cell office:value-type="string" calcext:value-type="string">
            <text:p>yem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maiz tiern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imienta</text:p>
          </table:table-cell>
          <table:table-cell/>
          <table:table-cell office:value-type="string" calcext:value-type="string">
            <text:p>a gus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opa de maiz tierno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odito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past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macarro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past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aracol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de past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litr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past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aldo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litr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de past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past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ce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past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mantec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de past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mantequ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de past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vita nuov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past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ure de tom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de past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bijol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past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imienta</text:p>
          </table:table-cell>
          <table:table-cell office:value-type="string" calcext:value-type="string">
            <text:p>molida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pasta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ollo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br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pollo a la crem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aldo</text:p>
          </table:table-cell>
          <table:table-cell office:value-type="string" calcext:value-type="string">
            <text:p>de pol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pollo a la crem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harina de trigo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pollo a la crem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mantequill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pollo a la crem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rema de lech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pollo a la crem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string" calcext:value-type="string">
            <text:p>a gust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opa de pollo a la crem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imienta</text:p>
          </table:table-cell>
          <table:table-cell/>
          <table:table-cell office:value-type="string" calcext:value-type="string">
            <text:p>a gus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opa de pollo a la crem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tomate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tomate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tomate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 office:value-type="string" calcext:value-type="string">
            <text:p>pedaz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tomate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jo puerr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de tomate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leche condens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tomate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harina de trig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tomate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mantequ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tomate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imient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tomate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string" calcext:value-type="string">
            <text:p>maduro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tr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jo</text:p>
          </table:table-cell>
          <table:table-cell office:value-type="string" calcext:value-type="string">
            <text:p>dien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zuca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imienta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ap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boniat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malang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ña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alabaz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zanahori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maiz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celgas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espinacas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gandul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jo puerr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erejil</text:p>
          </table:table-cell>
          <table:table-cell office:value-type="string" calcext:value-type="string">
            <text:p>ramita</text:p>
          </table:table-cell>
          <table:table-cell office:value-type="string" calcext:value-type="string">
            <text:p>a gus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pio</text:p>
          </table:table-cell>
          <table:table-cell office:value-type="string" calcext:value-type="string">
            <text:p>ramita</text:p>
          </table:table-cell>
          <table:table-cell office:value-type="string" calcext:value-type="string">
            <text:p>a gus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ulantro</text:p>
          </table:table-cell>
          <table:table-cell office:value-type="string" calcext:value-type="string">
            <text:p>ramita</text:p>
          </table:table-cell>
          <table:table-cell office:value-type="string" calcext:value-type="string">
            <text:p>a gus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mantequi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cei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mantec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/>
          <table:table-cell office:value-type="float" office:value="0.33" calcext:value-type="float">
            <text:p>0,33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vena</text:p>
          </table:table-cell>
          <table:table-cell/>
          <table:table-cell office:value-type="float" office:value="0.33" calcext:value-type="float">
            <text:p>0,33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pa de vegetales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ceit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hamac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escad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br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hamac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hamac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ure de tomate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hamac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hamac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iment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ucharadita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hamac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oregano</text:p>
          </table:table-cell>
          <table:table-cell office:value-type="string" calcext:value-type="string">
            <text:p>en flor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hamac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imienta</text:p>
          </table:table-cell>
          <table:table-cell office:value-type="string" calcext:value-type="string">
            <text:p>molida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cucharadit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hamac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tr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hamac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ap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hamac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hamac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hamac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pimient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hamac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  <table:table-row table:style-name="ro1">
          <table:table-cell office:value-type="string" calcext:value-type="string">
            <text:p>fideos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taz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opa hamaca</text:p>
          </table:table-cell>
          <table:table-cell office:value-type="string" calcext:value-type="string">
            <text:p>Frijoles, sopas y guisos</text:p>
          </table:table-cell>
          <table:table-cell office:value-type="string" calcext:value-type="string">
            <text:p>Sop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 style:data-style-name="N2" text:time-value="18:16:42.4161876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5T18:03:22.202165162</meta:creation-date>
    <meta:generator>LibreOffice/6.4.7.2$Linux_X86_64 LibreOffice_project/40$Build-2</meta:generator>
    <dc:date>2023-05-15T22:16:49.138927725</dc:date>
    <meta:editing-duration>PT48M14S</meta:editing-duration>
    <meta:editing-cycles>6</meta:editing-cycles>
    <meta:document-statistic meta:table-count="1" meta:cell-count="2118" meta:object-count="0"/>
  </office:meta>
</office:document-meta>
</file>